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d80" officeooo:paragraph-rsid="00122d80"/>
    </style:style>
    <style:style style:name="P2" style:family="paragraph" style:parent-style-name="Standard">
      <style:text-properties officeooo:rsid="00122d80" officeooo:paragraph-rsid="00126bfc"/>
    </style:style>
    <style:style style:name="P3" style:family="paragraph" style:parent-style-name="Standard">
      <style:text-properties officeooo:rsid="00126bfc" officeooo:paragraph-rsid="00140096"/>
    </style:style>
    <style:style style:name="T1" style:family="text">
      <style:text-properties officeooo:rsid="00122d80"/>
    </style:style>
    <style:style style:name="T2" style:family="text">
      <style:text-properties officeooo:rsid="00126bfc"/>
    </style:style>
    <style:style style:name="T3" style:family="text">
      <style:text-properties officeooo:rsid="001400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ужно создать приложение на Dash для Python. Приложение будет состоять из файлов:</text:p>
      <text:p text:style-name="P2">1. app.py - этот файл будет запускать приложение. Это приложение будет запущено на сервере <text:span text:style-name="T2">и содержать</text:span> раскладку основной страницы приложения. <text:span text:style-name="T2">где в</text:span>ерхняя часть страницы будет содержать горизонтальное меню <text:span text:style-name="T2">из 4-х кнопок (кнопками будет осуществляться переключение между страницами, которые будут отображаться в нижней части экрана). Верхняя часть страницы будет занимать минимально возможную высоту чтобы разместить кнопки меню с надписями, сделанными 14 шрифтом Franklin Gotic Book. </text:span></text:p>
      <text:p text:style-name="P2"/>
      <text:p text:style-name="P2"><text:s/>Вот основные параметры запуска приложения на серевере:</text:p>
      <text:p text:style-name="P1">cat &gt; /etc/systemd/system/dashapp.service &lt;&lt; 'EOF'</text:p>
      <text:p text:style-name="P1">[Unit]</text:p>
      <text:p text:style-name="P1">Description=Gunicorn instance to serve Dash app</text:p>
      <text:p text:style-name="P1">After=network.target</text:p>
      <text:p text:style-name="P1"/>
      <text:p text:style-name="P1">[Service]</text:p>
      <text:p text:style-name="P1">User=www-data</text:p>
      <text:p text:style-name="P1">Group=www-data</text:p>
      <text:p text:style-name="P1">WorkingDirectory=/var/www/dashapp</text:p>
      <text:p text:style-name="P1">Environment="PATH=/var/www/dashapp/venv/bin"</text:p>
      <text:p text:style-name="P1">ExecStart=/var/www/dashapp/venv/bin/gunicorn --workers 3 --bind 127.0.0.1:8050 app:server</text:p>
      <text:p text:style-name="P1"/>
      <text:p text:style-name="P1">[Install]</text:p>
      <text:p text:style-name="P1">WantedBy=multi-user.target</text:p>
      <text:p text:style-name="P1">EOF</text:p>
      <text:p text:style-name="P1"/>
      <text:p text:style-name="P2">2. layout<text:span text:style-name="T2">_zcyc</text:span>.py – этот файл будет задавать <text:span text:style-name="T2">раскладку страницы для первой кнопки меню (кривая доходности) – сделай пока на этом месте пустую страницу заглушку.</text:span></text:p>
      <text:p text:style-name="P2"><text:span text:style-name="T2">3.</text:span> <text:span text:style-name="T2">layout_trnscrb.py – этот файл будет задавать раскладку страницы для осуществления транскрибации файлов (видео и аудио файлов , загруженных пользователем в текст) – сделай пока на этом месте пустую страницу заглушку.</text:span></text:p>
      <text:p text:style-name="P2"><text:span text:style-name="T2">4. layout_reader.py – этот файл будет задавать раскладку страницы для осуществления распознавания картинок и pdf файлов, загруженных пользователем в текст – сделай пока на этом месте пустую страницу заглушку.</text:span></text:p>
      <text:p text:style-name="P3">5. <text:span text:style-name="T3">layout_news – этот файл будет содержать меню управления выводом информации из базы данных с новостями по компаниям </text:span>– сделай пока на этом месте пустую страницу заглушку.</text:p>
      <text:p text:style-name="P3"/>
      <text:p text:style-name="P3"><text:span text:style-name="T3">Также в дальнейшем для каждой страницы ( </text:span><text:span text:style-name="T1">layout</text:span>_zcyc<text:span text:style-name="T1">.py, </text:span>layout_trnscrb.py, layout_reader.py <text:span text:style-name="T3">и</text:span><text:span text:style-name="T1"> </text:span><text:span text:style-name="T3">layout_news) будут добавлены backend и callback процедуры для интерактивной работы.</text:span></text:p>
      <text:p text:style-name="P3"/>
      <text:p text:style-name="P3"><text:span text:style-name="T3">Создай пока минимально необходимую общую структуру проекта. <text:s text:c="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2T04:09:40.652497569</meta:creation-date>
    <dc:date>2026-04-12T10:45:09.395020789</dc:date>
    <meta:editing-duration>PT6H1M49S</meta:editing-duration>
    <meta:editing-cycles>1</meta:editing-cycles>
    <meta:document-statistic meta:table-count="0" meta:image-count="0" meta:object-count="0" meta:page-count="1" meta:paragraph-count="22" meta:word-count="243" meta:character-count="1980" meta:non-whitespace-character-count="1748"/>
    <meta:generator>LibreOffice/24.2.7.2$Linux_X86_64 LibreOffice_project/420$Build-2</meta:generator>
  </office:meta>
</office:document-meta>
</file>